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antum Mechanics</text:p>
      <text:p text:style-name="Standard"/>
      <text:p text:style-name="Standard"/>
      <text:p text:style-name="Standard">section 3.1 Imprecise Position and Velocity</text:p>
      <text:p text:style-name="Standard"/>
      <text:p text:style-name="Standard">According to quantum mechanics, particles do not have precise values of position or velocity when examined closely enough. </text:p>
      <text:p text:style-name="Standard"/>
      <text:p text:style-name="Standard">0 What they do have is a “wave function“ that depends on position. </text:p>
      <text:p text:style-name="Standard"/>
      <text:p text:style-name="Standard">0 Larger values of the magnitude of the wave function, (indicated in this book by darker regions,) correspond to regions where the particle is more likely to be found if a location measurement is done. </text:p>
      <text:p text:style-name="Standard"/>
      <text:p text:style-name="Standard">0 Such a measurement changes the wave function; the measurement itself creates the reduced uncertainty in position that exists immediately after the measurement. </text:p>
      <text:p text:style-name="Standard"/>
      <text:p text:style-name="Standard">0 In other words, the wave function is all there is; you cannot identify a hidden position in a given wave function, just create a new wave function that more precisely locates the particle. </text:p>
      <text:p text:style-name="Standard"/>
      <text:p text:style-name="Standard">0 The creation of such a more localized wave function during a position measurement is governed by laws of chance: the more localized wave function is more likely to end up in regions where the initial wave function had a larger magnitude. 0 Proper wave functions are normalized. </text:p>
      <text:p text:style-name="Standard"/>
      <text:p text:style-name="Standard"/>
      <text:p text:style-name="Standard">Section 3.2: Heisenberg Uncertainty</text:p>
      <text:p text:style-name="Standard"/>
      <text:p text:style-name="Standard">0 The Heisenberg uncertainty principle says that there is always a minimum combined uncertainty in position and linear momentum. </text:p>
      <text:p text:style-name="Standard"/>
      <text:p text:style-name="Standard">0 It implies that a particle cannot have a mathematically precise position, because that would require an infinite uncertainty in linear momentum. </text:p>
      <text:p text:style-name="Standard"/>
      <text:p text:style-name="Standard">0 It also implies that a particle cannot have a mathematically precise</text:p>
      <text:p text:style-name="Standard"/>
      <text:p text:style-name="Standard"/>
      <text:p text:style-name="Standard">section 3.3 Operators</text:p>
      <text:p text:style-name="Standard"/>
      <text:p text:style-name="Standard">0 Physical quantities correspond to operators in quantum mechanics. </text:p>
      <text:p text:style-name="Standard"/>
      <text:p text:style-name="Standard">0 Expressions for various important operators were given. </text:p>
      <text:p text:style-name="Standard"/>
      <text:p text:style-name="Standard">0 Kinetic energy is in terms of the so-called Laplacian operator. </text:p>
      <text:p text:style-name="Standard"/>
      <text:p text:style-name="Standard">0 The important total energy operator, (kinetic plus potential energy,) is called the Hamiltonian.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ection 3.4 Statistical Interpretation</text:p>
      <text:p text:style-name="Standard"/>
      <text:p text:style-name="Standard">0 Even if a system is initially in a combination of the eigenfunctions of a physical quantity, a measurement of that quantity pushes the measured system into a single eigenfunction. </text:p>
      <text:p text:style-name="Standard"/>
      <text:p text:style-name="Standard"/>
      <text:p text:style-name="Standard">A Particle in a Pipe</text:p>
      <text:p text:style-name="Standard">Section 3.5 Statistical Selection</text:p>
      <text:p text:style-name="Standard"/>
      <text:p text:style-name="Standard">0 The measured value is the corresponding eigenvalue. </text:p>
      <text:p text:style-name="Standard"/>
      <text:p text:style-name="Standard">0 If a system is initially in a combination of the eigenfunctions of a physical quantity, a measurement of that quantity picks one of the eigenvalues at random. 0 The chances of a given eigenvalue being picked are proportional to the square magnitude of the coefficient of the corresponding eigenfunction in the combination. </text:p>
      <text:p text:style-name="Standard"/>
      <text:p text:style-name="Standard"/>
      <text:p text:style-name="Standard"/>
      <text:p text:style-name="Standard">The Hamiltonian</text:p>
      <text:p text:style-name="Standard"/>
      <text:p text:style-name="Standard"/>
      <text:p text:style-name="Standard"/>
      <text:p text:style-name="Standard"/>
      <text:p text:style-name="Standard"/>
      <text:p text:style-name="Standard">Angular Momentum</text:p>
      <text:p text:style-name="Standard"/>
      <text:p text:style-name="Standard"/>
      <text:p text:style-name="Standard">Nuclei</text:p>
      <text:p text:style-name="Standard"/>
      <text:p text:style-name="Standard"/>
      <text:p text:style-name="Standard">Lagrangian Mechanics</text:p>
      <text:p text:style-name="Standard"/>
      <text:p text:style-name="Standard"/>
      <text:p text:style-name="Standard">Klein-Gordon Equation</text:p>
      <text:p text:style-name="Standard"/>
      <text:p text:style-name="Standard"/>
      <text:p text:style-name="Standard">Quantum Field Theor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 McCarron</meta:initial-creator>
    <meta:creation-date>2022-06-21T03:21:48.18</meta:creation-date>
    <dc:date>2022-06-21T03:47:32.61</dc:date>
    <dc:creator>Michael  McCarron</dc:creator>
    <meta:editing-duration>PT25M44S</meta:editing-duration>
    <meta:editing-cycles>3</meta:editing-cycles>
    <meta:generator>OpenOffice/4.1.12$Win32 OpenOffice.org_project/4112m1$Build-9809</meta:generator>
    <meta:document-statistic meta:table-count="0" meta:image-count="0" meta:object-count="0" meta:page-count="3" meta:paragraph-count="29" meta:word-count="397" meta:character-count="2528"/>
  </office:meta>
</office:document-meta>
</file>